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Text_20_body">
      <style:text-properties fo:font-variant="normal" fo:text-transform="none" fo:color="#000000" loext:opacity="100%" style:font-name="arial" fo:font-size="20pt" fo:letter-spacing="normal" fo:font-style="normal" style:text-underline-style="solid" style:text-underline-width="auto" style:text-underline-color="font-color" fo:font-weight="bold" officeooo:paragraph-rsid="0010546a" style:font-size-asian="20pt" style:font-weight-asian="bold" style:font-size-complex="20pt" style:font-weight-complex="bold"/>
    </style:style>
    <style:style style:name="P2" style:family="paragraph" style:parent-style-name="Heading_20_5">
      <style:paragraph-properties fo:text-align="center" style:justify-single-word="false"/>
      <style:text-properties fo:font-variant="normal" fo:text-transform="none" fo:color="#000000" loext:opacity="100%" style:font-name="arial" fo:font-size="20pt" fo:letter-spacing="normal" fo:font-style="normal" style:text-underline-style="solid" style:text-underline-width="auto" style:text-underline-color="font-color" fo:font-weight="bold" officeooo:paragraph-rsid="0010546a" style:font-size-asian="20pt" style:font-weight-asian="bold" style:font-size-complex="20pt" style:font-weight-complex="bold"/>
    </style:style>
    <style:style style:name="P3" style:family="paragraph" style:parent-style-name="Text_20_body">
      <loext:graphic-properties draw:fill="none"/>
      <style:paragraph-properties fo:margin-left="0cm" fo:margin-right="0cm" fo:margin-top="0.212cm" fo:margin-bottom="0.106cm" style:contextual-spacing="false" fo:text-align="start" style:justify-single-word="false" fo:text-indent="0cm" style:auto-text-indent="false" fo:background-color="transparent"/>
      <style:text-properties fo:font-variant="normal" fo:text-transform="none" fo:color="#000000" loext:opacity="100%" style:font-name="arial" fo:font-size="15pt" fo:letter-spacing="normal" fo:font-style="normal" style:text-underline-style="none" fo:font-weight="normal" officeooo:rsid="0010d7af" officeooo:paragraph-rsid="0010d7af" style:font-size-asian="13.1000003814697pt" style:font-weight-asian="normal" style:font-size-complex="15pt" style:font-weight-complex="normal"/>
    </style:style>
    <style:style style:name="P4" style:family="paragraph" style:parent-style-name="Text_20_body">
      <style:paragraph-properties fo:margin-left="0cm" fo:margin-right="0cm" fo:margin-top="0cm" fo:margin-bottom="0.176cm" style:contextual-spacing="false" style:line-height-at-least="0.529cm" fo:text-align="justify" style:justify-single-word="false" fo:orphans="2" fo:widows="2" fo:text-indent="0cm" style:auto-text-indent="false"/>
      <style:text-properties fo:font-variant="normal" fo:text-transform="none" fo:color="#444444" loext:opacity="100%" style:font-name="arial" fo:font-size="15pt" fo:letter-spacing="normal" fo:font-style="normal" fo:font-weight="normal" style:font-size-asian="15pt" style:font-size-complex="15pt"/>
    </style:style>
    <style:style style:name="P5" style:family="paragraph" style:parent-style-name="Text_20_body">
      <style:paragraph-properties fo:margin-left="0cm" fo:margin-right="0cm" fo:margin-top="0cm" fo:margin-bottom="0.176cm" style:contextual-spacing="false" style:line-height-at-least="0.529cm" fo:text-align="justify" style:justify-single-word="false" fo:orphans="2" fo:widows="2" fo:text-indent="0cm" style:auto-text-indent="false"/>
      <style:text-properties fo:font-variant="normal" fo:text-transform="none" fo:color="#444444" loext:opacity="100%" style:font-name="arial" fo:font-size="15pt" fo:letter-spacing="normal" fo:font-style="normal" fo:font-weight="normal" officeooo:paragraph-rsid="0010546a" style:font-size-asian="15pt" style:font-size-complex="15pt"/>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5pt" fo:letter-spacing="normal" fo:font-style="normal" fo:font-weight="normal" style:font-size-asian="15pt" style:font-size-complex="15pt"/>
    </style:style>
    <style:style style:name="P7" style:family="paragraph" style:parent-style-name="Standard">
      <style:text-properties fo:font-size="15pt" style:font-size-asian="15pt" style:font-size-complex="15pt"/>
    </style:style>
    <style:style style:name="P8" style:family="paragraph" style:parent-style-name="Text_20_body">
      <style:paragraph-properties fo:margin-left="0cm" fo:margin-right="0cm" fo:margin-top="0cm" fo:margin-bottom="0cm" style:contextual-spacing="false" style:line-height-at-least="0.529cm" fo:text-align="justify" style:justify-single-word="false" fo:orphans="2" fo:widows="2" fo:text-indent="0cm" style:auto-text-indent="false" fo:padding="0cm" fo:border="none"/>
      <style:text-properties officeooo:paragraph-rsid="0010546a"/>
    </style:style>
    <style:style style:name="P9" style:family="paragraph" style:parent-style-name="Text_20_body">
      <style:paragraph-properties fo:margin-left="0cm" fo:margin-right="0cm" fo:margin-top="0cm" fo:margin-bottom="0.176cm" style:contextual-spacing="false" style:line-height-at-least="0.529cm" fo:text-align="center" style:justify-single-word="false" fo:orphans="2" fo:widows="2" fo:text-indent="0cm" style:auto-text-indent="false"/>
    </style:style>
    <style:style style:name="P10" style:family="paragraph" style:parent-style-name="Text_20_body">
      <loext:graphic-properties draw:fill="none"/>
      <style:paragraph-properties fo:margin-left="0cm" fo:margin-right="0cm" fo:margin-top="0.212cm" fo:margin-bottom="0.106cm" style:contextual-spacing="false" fo:text-align="start" style:justify-single-word="false" fo:text-indent="0cm" style:auto-text-indent="false" fo:background-color="transparent"/>
      <style:text-properties officeooo:paragraph-rsid="0013cc46"/>
    </style:style>
    <style:style style:name="P11" style:family="paragraph" style:parent-style-name="Text_20_body">
      <style:paragraph-properties fo:margin-left="0cm" fo:margin-right="0cm" fo:text-align="justify" style:justify-single-word="false" fo:orphans="2" fo:widows="2" fo:text-indent="0cm" style:auto-text-indent="false"/>
    </style:style>
    <style:style style:name="P12" style:family="paragraph" style:parent-style-name="Heading_20_5" style:master-page-name="Standard">
      <loext:graphic-properties draw:fill="none"/>
      <style:paragraph-properties fo:margin-left="0cm" fo:margin-right="0cm" fo:margin-top="0.212cm" fo:margin-bottom="0.106cm" style:contextual-spacing="false" fo:text-align="center" style:justify-single-word="false" fo:text-indent="0cm" style:auto-text-indent="false" style:page-number="1" fo:background-color="transparent" fo:keep-with-next="always"/>
      <style:text-properties fo:font-variant="normal" fo:text-transform="none" fo:color="#000000" loext:opacity="100%" style:font-name="arial" fo:font-size="20pt" fo:letter-spacing="normal" fo:font-style="normal" style:text-underline-style="solid" style:text-underline-width="auto" style:text-underline-color="font-color" fo:font-weight="bold" style:font-size-asian="20pt" style:font-weight-asian="bold" style:font-size-complex="20pt" style:font-weight-complex="bold"/>
    </style:style>
    <style:style style:name="P13" style:family="paragraph" style:parent-style-name="Heading_20_5" style:master-page-name="Standard">
      <loext:graphic-properties draw:fill="none"/>
      <style:paragraph-properties fo:margin-left="0cm" fo:margin-right="0cm" fo:margin-top="0.212cm" fo:margin-bottom="0.106cm" style:contextual-spacing="false" fo:text-align="center" style:justify-single-word="false" fo:text-indent="0cm" style:auto-text-indent="false" style:page-number="1" fo:background-color="transparent" fo:keep-with-next="always"/>
      <style:text-properties fo:font-variant="normal" fo:text-transform="none" fo:color="#000000" loext:opacity="100%" style:font-name="arial" fo:font-size="20pt" fo:letter-spacing="normal" fo:font-style="normal" style:text-underline-style="solid" style:text-underline-width="auto" style:text-underline-color="font-color" fo:font-weight="bold" officeooo:rsid="0010546a" officeooo:paragraph-rsid="0010546a" style:font-size-asian="20pt" style:font-weight-asian="bold" style:font-size-complex="20pt" style:font-weight-complex="bold"/>
    </style:style>
    <style:style style:name="P14" style:family="paragraph" style:parent-style-name="Heading_20_5" style:master-page-name="Standard">
      <loext:graphic-properties draw:fill="none"/>
      <style:paragraph-properties fo:margin-left="0cm" fo:margin-right="0cm" fo:margin-top="0.212cm" fo:margin-bottom="0.106cm" style:contextual-spacing="false" fo:text-align="center" style:justify-single-word="false" fo:text-indent="0cm" style:auto-text-indent="false" style:page-number="4" fo:background-color="transparent" fo:keep-with-next="always"/>
      <style:text-properties fo:font-variant="normal" fo:text-transform="none" fo:color="#000000" loext:opacity="100%" style:font-name="arial" fo:font-size="20pt" fo:letter-spacing="normal" fo:font-style="normal" style:text-underline-style="solid" style:text-underline-width="auto" style:text-underline-color="font-color" fo:font-weight="bold" officeooo:rsid="0010d7af" officeooo:paragraph-rsid="0010d7af" style:font-size-asian="20pt" style:font-weight-asian="bold" style:font-size-complex="20pt" style:font-weight-complex="bold"/>
    </style:style>
    <style:style style:name="P15" style:family="paragraph" style:parent-style-name="Heading_20_5" style:master-page-name="Standard">
      <loext:graphic-properties draw:fill="none"/>
      <style:paragraph-properties fo:margin-left="0cm" fo:margin-right="0cm" fo:margin-top="0.212cm" fo:margin-bottom="0.106cm" style:contextual-spacing="false" fo:text-align="center" style:justify-single-word="false" fo:text-indent="0cm" style:auto-text-indent="false" style:page-number="5" fo:background-color="transparent" fo:keep-with-next="always"/>
      <style:text-properties fo:font-variant="normal" fo:text-transform="none" fo:color="#000000" loext:opacity="100%" style:font-name="arial" fo:font-size="20pt" fo:letter-spacing="normal" fo:font-style="normal" style:text-underline-style="solid" style:text-underline-width="auto" style:text-underline-color="font-color" fo:font-weight="bold" officeooo:rsid="0010d7af" officeooo:paragraph-rsid="0010d7af" style:font-size-asian="20pt" style:font-weight-asian="bold" style:font-size-complex="20pt" style:font-weight-complex="bold"/>
    </style:style>
    <style:style style:name="P16" style:family="paragraph" style:parent-style-name="Heading_20_5" style:master-page-name="Standard">
      <loext:graphic-properties draw:fill="none"/>
      <style:paragraph-properties fo:margin-left="0cm" fo:margin-right="0cm" fo:margin-top="0.212cm" fo:margin-bottom="0.106cm" style:contextual-spacing="false" fo:text-align="center" style:justify-single-word="false" fo:text-indent="0cm" style:auto-text-indent="false" style:page-number="9" fo:background-color="transparent" fo:keep-with-next="always"/>
      <style:text-properties fo:font-variant="normal" fo:text-transform="none" fo:color="#000000" loext:opacity="100%" style:font-name="arial" fo:font-size="20pt" fo:letter-spacing="normal" fo:font-style="normal" style:text-underline-style="solid" style:text-underline-width="auto" style:text-underline-color="font-color" fo:font-weight="bold" officeooo:rsid="0013cc46" officeooo:paragraph-rsid="0013cc46" style:font-size-asian="20pt" style:font-weight-asian="bold" style:font-size-complex="20pt" style:font-weight-complex="bold"/>
    </style:style>
    <style:style style:name="P17" style:family="paragraph" style:parent-style-name="Text_20_body" style:list-style-name="L1">
      <style:paragraph-properties fo:margin-left="0cm" fo:margin-right="0cm" fo:margin-top="0cm" fo:margin-bottom="0cm" style:contextual-spacing="false" style:line-height-at-least="0.529cm" fo:text-align="justify" style:justify-single-word="false" fo:orphans="2" fo:widows="2" fo:text-indent="0cm" style:auto-text-indent="false" fo:padding="0cm" fo:border="none"/>
      <style:text-properties officeooo:paragraph-rsid="0010546a"/>
    </style:style>
    <style:style style:name="P18" style:family="paragraph" style:parent-style-name="Text_20_body" style:list-style-name="">
      <loext:graphic-properties draw:fill="none"/>
      <style:paragraph-properties fo:margin-left="0cm" fo:margin-right="0cm" fo:margin-top="0.212cm" fo:margin-bottom="0.106cm" style:contextual-spacing="false" fo:text-align="start" style:justify-single-word="false" fo:text-indent="0cm" style:auto-text-indent="false" fo:background-color="transparent"/>
      <style:text-properties fo:font-variant="normal" fo:text-transform="none" fo:color="#000000" loext:opacity="100%" style:font-name="arial" fo:font-size="15pt" fo:letter-spacing="normal" fo:font-style="normal" style:text-underline-style="none" fo:font-weight="normal" officeooo:paragraph-rsid="0013cc46" style:font-size-asian="15pt" style:font-weight-asian="normal" style:font-size-complex="15pt" style:font-weight-complex="normal"/>
    </style:style>
    <style:style style:name="P19" style:family="paragraph" style:parent-style-name="Text_20_body" style:list-style-name="">
      <loext:graphic-properties draw:fill="none"/>
      <style:paragraph-properties fo:margin-left="0cm" fo:margin-right="0cm" fo:margin-top="0.212cm" fo:margin-bottom="0.106cm" style:contextual-spacing="false" fo:text-align="start" style:justify-single-word="false" fo:text-indent="0cm" style:auto-text-indent="false" fo:background-color="transparent"/>
      <style:text-properties fo:font-variant="normal" fo:text-transform="none" fo:color="#000000" loext:opacity="100%" style:font-name="arial" fo:font-size="15pt" fo:letter-spacing="normal" fo:font-style="normal" style:text-underline-style="none" fo:font-weight="normal" officeooo:paragraph-rsid="0010546a" style:font-size-asian="15pt" style:font-weight-asian="normal" style:font-size-complex="15pt" style:font-weight-complex="normal"/>
    </style:style>
    <style:style style:name="P20" style:family="paragraph" style:parent-style-name="Text_20_body" style:list-style-name="">
      <loext:graphic-properties draw:fill="none"/>
      <style:paragraph-properties fo:margin-left="0cm" fo:margin-right="0cm" fo:margin-top="0.212cm" fo:margin-bottom="0.106cm" style:contextual-spacing="false" fo:text-align="justify" style:justify-single-word="false" fo:text-indent="0cm" style:auto-text-indent="false" fo:background-color="transparent"/>
      <style:text-properties fo:font-variant="normal" fo:text-transform="none" fo:color="#000000" loext:opacity="100%" style:font-name="arial" fo:font-size="15pt" fo:letter-spacing="normal" fo:font-style="normal" style:text-underline-style="none" fo:font-weight="normal" officeooo:paragraph-rsid="0010d7af" style:font-size-asian="15pt" style:font-weight-asian="normal" style:font-size-complex="15pt" style:font-weight-complex="normal"/>
    </style:style>
    <style:style style:name="P21" style:family="paragraph" style:parent-style-name="Text_20_body" style:master-page-name="Standard">
      <loext:graphic-properties draw:fill="none"/>
      <style:paragraph-properties fo:margin-left="0cm" fo:margin-right="0cm" fo:margin-top="0.212cm" fo:margin-bottom="0.106cm" style:contextual-spacing="false" fo:text-align="start" style:justify-single-word="false" fo:text-indent="0cm" style:auto-text-indent="false" style:page-number="8" fo:background-color="transparent"/>
      <style:text-properties fo:font-variant="normal" fo:text-transform="none" fo:color="#000000" loext:opacity="100%" style:font-name="arial" fo:font-size="15pt" fo:letter-spacing="normal" fo:font-style="normal" style:text-underline-style="none" fo:font-weight="normal" officeooo:rsid="0010d7af" officeooo:paragraph-rsid="0010d7af" style:font-size-asian="13.1000003814697pt" style:font-weight-asian="normal" style:font-size-complex="15pt" style:font-weight-complex="normal"/>
    </style:style>
    <style:style style:name="P22" style:family="paragraph" style:parent-style-name="Text_20_body">
      <loext:graphic-properties draw:fill="none"/>
      <style:paragraph-properties fo:margin-left="0cm" fo:margin-right="0cm" fo:margin-top="0.212cm" fo:margin-bottom="0.106cm" style:contextual-spacing="false" fo:text-align="start" style:justify-single-word="false" fo:text-indent="0cm" style:auto-text-indent="false" fo:background-color="transparent"/>
      <style:text-properties fo:font-size="16pt" officeooo:paragraph-rsid="0013cc46" style:font-size-asian="16pt" style:font-size-complex="16pt"/>
    </style:style>
    <style:style style:name="T1" style:family="text">
      <style:text-properties fo:font-variant="normal" fo:text-transform="none" fo:color="#444444" loext:opacity="100%"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variant="normal" fo:text-transform="none" fo:color="#333333" loext:opacity="100%" style:font-name="arial" fo:font-size="15pt" fo:letter-spacing="normal" fo:font-style="normal" fo:font-weight="normal" style:font-size-asian="15pt" style:font-size-complex="15pt"/>
    </style:style>
    <style:style style:name="T3" style:family="text">
      <style:text-properties fo:font-variant="normal" fo:text-transform="none" fo:color="#333333" loext:opacity="100%" style:font-name="arial" fo:font-size="15pt" fo:letter-spacing="normal" fo:font-style="normal" fo:font-weight="normal" officeooo:rsid="0010546a" style:font-size-asian="15pt" style:font-size-complex="15pt"/>
    </style:style>
    <style:style style:name="T4" style:family="text">
      <style:text-properties fo:font-variant="normal" fo:text-transform="none" fo:color="#333333" loext:opacity="100%" style:font-name="inter-bold" fo:font-size="15pt" fo:letter-spacing="normal" fo:font-style="normal" fo:font-weight="bold" style:font-size-asian="15pt" style:font-weight-asian="bold" style:font-size-complex="15pt" style:font-weight-complex="bold"/>
    </style:style>
    <style:style style:name="T5" style:family="text">
      <style:text-properties fo:font-variant="normal" fo:text-transform="none" fo:color="#333333" loext:opacity="100%" style:font-name="inter-bold" fo:font-size="15pt" fo:letter-spacing="normal" fo:font-style="normal" fo:font-weight="normal" style:font-size-asian="15pt" style:font-weight-asian="normal" style:font-size-complex="15pt" style:font-weight-complex="normal"/>
    </style:style>
    <style:style style:name="T6" style:family="text">
      <style:text-properties fo:font-variant="normal" fo:text-transform="none" fo:color="#333333" loext:opacity="100%" style:font-name="inter-regular" fo:font-size="15pt" fo:letter-spacing="normal" fo:font-style="normal" fo:font-weight="normal" style:font-size-asian="15pt" style:font-size-complex="15pt"/>
    </style:style>
    <style:style style:name="T7" style:family="text">
      <style:text-properties fo:font-variant="normal" fo:text-transform="none" fo:color="#333333" loext:opacity="100%" style:font-name="inter-regular" fo:font-size="15pt" fo:letter-spacing="normal" fo:font-style="normal" fo:font-weight="bold" style:font-size-asian="15pt" style:font-weight-asian="bold" style:font-size-complex="15pt" style:font-weight-complex="bold"/>
    </style:style>
    <style:style style:name="T8" style:family="text">
      <style:text-properties fo:font-variant="normal" fo:text-transform="none" fo:color="#000000" loext:opacity="100%" style:font-name="arial" fo:font-size="15pt" fo:letter-spacing="normal" fo:font-style="normal" style:text-underline-style="none" fo:font-weight="normal" officeooo:rsid="0013cc46" style:font-size-asian="15pt" style:font-weight-asian="normal" style:font-size-complex="15pt" style:font-weight-complex="normal"/>
    </style:style>
    <style:style style:name="T9" style:family="text">
      <style:text-properties fo:color="#333333" loext:opacity="100%" style:font-name="inter-bold" fo:font-weight="bold" officeooo:rsid="0013cc46" style:font-weight-asian="bold" style:font-weight-complex="bold"/>
    </style:style>
    <style:style style:name="T10" style:family="text">
      <style:text-properties fo:color="#333333" loext:opacity="100%" style:font-name="inter-bold" fo:font-weight="normal" style:font-weight-asian="normal" style:font-weight-complex="normal"/>
    </style:style>
    <style:style style:name="T11" style:family="text">
      <style:text-properties fo:color="#333333" loext:opacity="100%" style:font-name="inter-bold" fo:font-weight="normal" officeooo:rsid="0013cc46" style:font-weight-asian="normal" style:font-weight-complex="normal"/>
    </style:style>
    <style:style style:name="T12" style:family="text">
      <style:text-properties fo:color="#333333" loext:opacity="100%" style:font-name="inter-regular"/>
    </style:style>
    <style:style style:name="T13" style:family="text">
      <style:text-properties officeooo:rsid="001416f1"/>
    </style:style>
    <style:style style:name="T14" style:family="text">
      <style:text-properties fo:font-size="15pt" style:font-size-asian="15pt" style:font-size-complex="15pt"/>
    </style:style>
    <style:style style:name="T15" style:family="text">
      <style:text-properties fo:font-size="16pt" style:font-size-asian="16pt" style:font-size-complex="16pt"/>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5">Abstract</text:h>
      <text:p text:style-name="P1"/>
      <text:p text:style-name="P5">A chatbot enables a user to simply ask questions in the same manner that they would respond to humans. The most well-known chatbots currently are voices chatbots: SIRI and Alexa. However, chatbots have been adopted and brought into the daily application at a high rate on the computer chat platform. NLP also allows computers and algorithms to understand human interactions through various languages. Recent advances in machine learning have greatly improved the accurate and effective of natural language processing, making chatbots a viable option for many organizations. This improvement in NLP is firing a great deal of additional research which should lead to continued improvement in the effective of chatbots in the years to come.A bot is trained on and according to the training, based on some rules on which it is trained, it answers questions. It is called ruled based approach. The language by which these bots can be created is Artificial Intelligence Markup Language (AIML). It is a language based on XML which allows the developer to write the rules which the bot will follow. In this <text:span text:style-name="T13">project</text:span>, We are trying to understand these chatbots and understanding their shortcomings.</text:p>
      <text:p text:style-name="P7"/>
      <text:h text:style-name="P12" text:outline-level="5">Introduction</text:h>
      <text:p text:style-name="P9"><text:span text:style-name="Strong_20_Emphasis"><text:span text:style-name="T1"/></text:span></text:p>
      <text:p text:style-name="P4">Chatbot is a application which has a database, it has an app and APIs to call the other external administrations. However, bots cannot comprehend about what the customer has planned. It is a very much common problem that must be tackled. Bots are generally trained according to the past information which is only available to them. So in most of the organizations, chatbot maintains their logs of discussions so that they can understand their customers behaviour. </text:p>
      <text:p text:style-name="P5">Developers utilize these logs to analyse what clients are trying to ask. Developers coordinate their with their client inquiries and reply with the best appropriate answer with the blend of machine learning tools and models. Training a chatbot is very much faster and also on a large scale as compared to human beings. A customer support chatbot is filled with a very large number of conversation logs which help the chatbot to understand what kinds of questions should be asked and answers should be given. While a normal customer service representatives are given manual instructions which they have to go through with. The  chatbots is based on three  methods: </text:p>
      <text:list xml:id="list2711918939" text:style-name="L1">
        <text:list-header>
          <text:p text:style-name="P17"><text:span text:style-name="Emphasis"><text:span text:style-name="T3">1.</text:span></text:span><text:span text:style-name="Emphasis"><text:span text:style-name="T2">Pattern Matches:</text:span></text:span><text:span text:style-name="T2"> The pattern matches group of texts is utilized by the bots and it so it produces an appropriate response to the customers. The standard structured model used for creation of these patterns is “Artificial Intelligence Markup Language”.</text:span></text:p>
        </text:list-header>
      </text:list>
      <text:p text:style-name="P8"/>
      <text:list xml:id="list123535932900943" text:continue-numbering="true" text:style-name="L1">
        <text:list-header>
          <text:p text:style-name="P17"><text:span text:style-name="Emphasis"><text:span text:style-name="T3">2.</text:span></text:span><text:span text:style-name="Emphasis"><text:span text:style-name="T2">Natural Language Understanding (NLU):</text:span></text:span><text:span text:style-name="T2"> Finding the way to <text:s text:c="2"/>convert the user’s speech or text into structured data is called Natural Language Processing. It is used to get relevant answers for the customers.</text:span></text:p>
        </text:list-header>
      </text:list>
      <text:p text:style-name="P4">To develop a chatbot one must be very clear about what one wants from that chatbot. Often they are developed for business platforms like Net Banking sites to handle costumer Q&amp;A. Another type of chatbot is widely developed and used are smart assistants like Google assistant, Siri , Alexa, Cortana etc.</text:p>
      <text:h text:style-name="P13" text:outline-level="5">Methodology</text:h>
      <text:h text:style-name="P18" text:outline-level="5"><text:span text:style-name="Strong_20_Emphasis"><text:span text:style-name="T11">For implementation of chatbot in python we mainly use </text:span></text:span><text:span text:style-name="Strong_20_Emphasis"><text:span text:style-name="T9">ChatterBot</text:span></text:span><text:span text:style-name="Strong_20_Emphasis"><text:span text:style-name="T11"> library.</text:span></text:span></text:h>
      <text:h text:style-name="P19" text:outline-level="5"><text:span text:style-name="Strong_20_Emphasis"><text:span text:style-name="T10">ChatterBot</text:span></text:span><text:span text:style-name="T12"> is a Python library that is developed to provide automated responses to user inputs. It makes utilization of a combination of Machine Learning algorithms in order to generate multiple types of responses. This feature enables developers to construct chatbots using Python that can communicate with humans and provide relevant and appropriate responses. Moreover, the ML algorithms support the bot to improve its performance with experience.</text:span></text:h>
      <text:p text:style-name="P11"><text:span text:style-name="T6">Another amazing feature of the</text:span><text:span text:style-name="T7"> </text:span><text:span text:style-name="Strong_20_Emphasis"><text:span text:style-name="T5">ChatterBot</text:span></text:span><text:span text:style-name="Strong_20_Emphasis"><text:span text:style-name="T4"> </text:span></text:span><text:span text:style-name="T6">library is its language independence. The library is developed in such a manner that makes it possible to train the bot in more than one programming language.</text:span></text:p>
      <text:h text:style-name="P19" text:outline-level="5"><text:span text:style-name="T12">When a user inserts a particular input in the chatbot (designed on </text:span><text:span text:style-name="Strong_20_Emphasis"><text:span text:style-name="T10">ChatterBot</text:span></text:span><text:span text:style-name="T12">), the bot saves the input and the response for any future usage. This information (of gathered experiences) allows the chatbot to generate automated responses every time a new input is fed into it.</text:span></text:h>
      <text:p text:style-name="P6">The program picks the most appropriate response from the nearest statement that matches the input and then delivers a response from the already known choice of statements and responses. Over time, as the chatbot indulges in more communications, the precision of reply progresses.</text:p>
      <text:h text:style-name="P19" text:outline-level="5"/>
      <text:h text:style-name="P19" text:outline-level="5"/>
      <text:h text:style-name="P14" text:outline-level="5">Algorithm</text:h>
      <text:h text:style-name="P20" text:outline-level="5">Step 1) Start </text:h>
      <text:h text:style-name="P20" text:outline-level="5">Step 2) Select a data set, for which we need to develop a chatterbot.</text:h>
      <text:h text:style-name="P20" text:outline-level="5">Step 3) Prepare the set of tags with the patterns and responses. </text:h>
      <text:h text:style-name="P20" text:outline-level="5">Step 4) Install the required packages in Python. </text:h>
      <text:h text:style-name="P20" text:outline-level="5">Step 5) Train the Chatbot with predefined queries.</text:h>
      <text:h text:style-name="P20" text:outline-level="5">Step 6) Develop the GUI</text:h>
      <text:h text:style-name="P20" text:outline-level="5">Step 7) Execute the codes for the results.</text:h>
      <text:h text:style-name="P20" text:outline-level="5">Step 8) Stop. </text:h>
      <text:h text:style-name="P15" text:outline-level="5">Code</text:h>
      <text:p text:style-name="P3">#main </text:p>
      <text:p text:style-name="P3">import re</text:p>
      <text:p text:style-name="P3">import long_responses as long</text:p>
      <text:p text:style-name="P3">def message_probability(user_message, recognised_words, single_response=False, required_words=[]):</text:p>
      <text:p text:style-name="P3"><text:s text:c="4"/>message_certainty = 0</text:p>
      <text:p text:style-name="P3"><text:s text:c="4"/>has_required_words = True</text:p>
      <text:p text:style-name="P3"><text:s text:c="4"/># Counts how many words are present in each predefined message</text:p>
      <text:p text:style-name="P3"><text:s text:c="4"/>for word in user_message:</text:p>
      <text:p text:style-name="P3"><text:s text:c="8"/>if word in recognised_words:</text:p>
      <text:p text:style-name="P3"><text:s text:c="12"/>message_certainty += 1</text:p>
      <text:p text:style-name="P3"/>
      <text:p text:style-name="P3"><text:s text:c="4"/># Calculates the percent of recognised words in a user message</text:p>
      <text:p text:style-name="P3"><text:s text:c="4"/>percentage = float(message_certainty) / float(len(recognised_words))</text:p>
      <text:p text:style-name="P3"/>
      <text:p text:style-name="P3"><text:s text:c="4"/># Checks that the required words are in the string</text:p>
      <text:p text:style-name="P3"><text:s text:c="4"/>for word in required_words:</text:p>
      <text:p text:style-name="P3"><text:s text:c="8"/>if word not in user_message:</text:p>
      <text:p text:style-name="P3"><text:s text:c="12"/>has_required_words = False</text:p>
      <text:p text:style-name="P3"><text:s text:c="12"/>break</text:p>
      <text:p text:style-name="P3"><text:s text:c="4"/># Must either have the required words, or be a single response</text:p>
      <text:p text:style-name="P3"><text:s text:c="4"/>if has_required_words or single_response:</text:p>
      <text:p text:style-name="P3"><text:s text:c="8"/>return int(percentage * 100)</text:p>
      <text:p text:style-name="P3"><text:s text:c="4"/>else:</text:p>
      <text:p text:style-name="P3"><text:soft-page-break/><text:s text:c="8"/>return 0</text:p>
      <text:p text:style-name="P3"/>
      <text:p text:style-name="P3">def check_all_messages(message):</text:p>
      <text:p text:style-name="P3"><text:s text:c="4"/>highest_prob_list = {}</text:p>
      <text:p text:style-name="P3"/>
      <text:p text:style-name="P3"><text:s text:c="4"/># Simplifies response creation / adds it to the dict</text:p>
      <text:p text:style-name="P3"><text:s text:c="4"/>def response(bot_response, list_of_words, single_response=False, required_words=[]):</text:p>
      <text:p text:style-name="P3"><text:s text:c="8"/>nonlocal highest_prob_list</text:p>
      <text:p text:style-name="P3"><text:s text:c="8"/>highest_prob_list[bot_response] = message_probability(message, list_of_words, single_response, required_words)</text:p>
      <text:p text:style-name="P3"/>
      <text:p text:style-name="P3"><text:s text:c="4"/># Responses -------------------------------------------------------------------------------------------------------</text:p>
      <text:p text:style-name="P3"><text:s text:c="4"/>response('Hello!', ['hello', 'hi', 'hey', 'sup', 'heyo'], single_response=True)</text:p>
      <text:p text:style-name="P3"><text:s text:c="4"/>response('See you!', ['bye', 'goodbye'], single_response=True)</text:p>
      <text:p text:style-name="P3"><text:s text:c="4"/>response('I\'m doing fine, and you?', ['how', 'are', 'you', 'doing'], required_words=['how'])</text:p>
      <text:p text:style-name="P3"><text:s text:c="4"/>response('You\'re welcome!', ['thank', 'thanks'], single_response=True)</text:p>
      <text:p text:style-name="P3"><text:s text:c="4"/>response('Thank you!', ['i', 'love', 'code', 'palace'], required_words=['code', 'palace'])</text:p>
      <text:p text:style-name="P3"/>
      <text:p text:style-name="P3"><text:s text:c="4"/># Longer responses</text:p>
      <text:p text:style-name="P3"><text:s text:c="4"/>response(long.R_ADVICE, ['give', 'advice'], required_words=['advice'])</text:p>
      <text:p text:style-name="P3"><text:s text:c="4"/>response(long.R_EATING, ['what', 'you', 'eat'], required_words=['you', 'eat'])</text:p>
      <text:p text:style-name="P3"><text:soft-page-break/></text:p>
      <text:p text:style-name="P3"><text:s text:c="4"/>best_match = max(highest_prob_list, key=highest_prob_list.get)</text:p>
      <text:p text:style-name="P3"><text:s text:c="4"/># print(highest_prob_list)</text:p>
      <text:p text:style-name="P3"><text:s text:c="4"/># print(f'Best match = {best_match} | Score: {highest_prob_list[best_match]}')</text:p>
      <text:p text:style-name="P3"/>
      <text:p text:style-name="P3"><text:s text:c="4"/>return long.unknown() if highest_prob_list[best_match] &lt; 1 else best_match</text:p>
      <text:p text:style-name="P3"/>
      <text:p text:style-name="P3"># Used to get the response</text:p>
      <text:p text:style-name="P3">def get_response(user_input):</text:p>
      <text:p text:style-name="P3"><text:s text:c="4"/>split_message = re.split(r'\s+|[,;?!.-]\s*', user_input.lower())</text:p>
      <text:p text:style-name="P3"><text:s text:c="4"/>response = check_all_messages(split_message)</text:p>
      <text:p text:style-name="P3"><text:s text:c="4"/>return response</text:p>
      <text:p text:style-name="P3"/>
      <text:p text:style-name="P3"># Testing the response system</text:p>
      <text:p text:style-name="P3">while True:</text:p>
      <text:p text:style-name="P3"><text:s text:c="4"/>print('Bot: ' + get_response(input('You: ')))</text:p>
      <text:p text:style-name="P21">#long_responses</text:p>
      <text:p text:style-name="P3">import random</text:p>
      <text:p text:style-name="P3"/>
      <text:p text:style-name="P3">R_EATING = "I don't like eating anything because I'm a bot obviously!"</text:p>
      <text:p text:style-name="P3">R_ADVICE = "If I were you, I would go to the internet and type exactly what you wrote there!"</text:p>
      <text:p text:style-name="P3"/>
      <text:p text:style-name="P3">def unknown():</text:p>
      <text:p text:style-name="P3"><text:s text:c="4"/>response = ["Could you please re-phrase that? ",</text:p>
      <text:p text:style-name="P3"><text:s text:c="16"/>"...",</text:p>
      <text:p text:style-name="P3"><text:s text:c="16"/>"Sounds about right.",</text:p>
      <text:p text:style-name="P3"><text:s text:c="16"/>"What does that mean?"][</text:p>
      <text:p text:style-name="P3"><text:s text:c="8"/>random.randrange(4)]</text:p>
      <text:p text:style-name="P3"><text:s text:c="4"/>return response</text:p>
      <text:h text:style-name="P16" text:outline-level="5">Conclusion</text:h>
      <text:p text:style-name="P10"><text:span text:style-name="T8">In this project, we have introduced a chatbot that is able to interact with users. This chatbot can answer queries in the textual user input. For this purpose, AIML with program-o has been used. The chatbot can answer only those questions which he has the answer in its AIML dataset. So, to increase the knowledge of the chatbot, we can add the APIs of Wikipedia, Weather Forecasting Department, Sports, News, Government and a lot more. In such cases, the user will be able to talk and interact with the chatbot in any kind </text:span><text:span text:style-name="T15">of domain .</text:span></text:p>
      <text:p text:style-name="P22">The next step towards building chatbots involves helping people to facilitate their work and interact with computers using natural language or using their set of rules. Future Such chatbots, backed by machine-learning technology, will be able to remember past conversations and learn from them to answer new ones .</text:p>
      <text:p text:style-name="P22">As future work, we can make a chatbot that is based on AIML and LSA. This technology will enable a client to interact with a chatbot in a more natural fashion. We can enhance the discussion by including and changing patterns and templates for general client queries using AIML and the right response are given more often than LS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03:45.556000000</meta:creation-date>
    <dc:date>2023-01-18T12:35:33.992000000</dc:date>
    <meta:editing-duration>PT1H9M37S</meta:editing-duration>
    <meta:editing-cycles>4</meta:editing-cycles>
    <meta:generator>LibreOffice/7.4.3.2$Windows_X86_64 LibreOffice_project/1048a8393ae2eeec98dff31b5c133c5f1d08b890</meta:generator>
    <meta:document-statistic meta:table-count="0" meta:image-count="0" meta:object-count="0" meta:page-count="11" meta:paragraph-count="88" meta:word-count="1255" meta:character-count="8768" meta:non-whitespace-character-count="7317"/>
  </office:meta>
</office:document-meta>
</file>